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File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getAbsolute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File.calculAbsolutePath( String baseDir ,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File.getOnlyAbsolut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File.createF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File.setBaseDir( String base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File.crea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File.doubleSeparator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File.get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File.extractRela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File.is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ge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File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File.extractFileName( String full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Fil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getRelativ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File.extractPathFile( String full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File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is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getOnlyRelative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File.getRelativeFil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File.getOnlyAbsoluteFil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File.getOnlyRelativeFi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File.is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.copyFile( PathFile src , PathFile d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thFile.extractProtocol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File.getAbsoluteFil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File.PathFile(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athFile.uniformSeparator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File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